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6"/>
      <text:p text:style-name="P6"/>
      <text:p text:style-name="P6">Di<text:span text:style-name="T3">marts</text:span><text:tab/>2<text:span text:style-name="T5">3</text:span>/09/2<text:span text:style-name="T5">5</text:span></text:p>
      <text:p text:style-name="P3">Comentat </text:p>
      <text:list xml:id="list3296358852756703153" text:style-name="L1">
        <text:list-item>
          <text:p text:style-name="P13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7">Di<text:span text:style-name="T3">mecres</text:span><text:tab/>2<text:span text:style-name="T5">4</text:span>/09/2<text:span text:style-name="T5">5</text:span></text:p>
      <text:p text:style-name="P4"><text:s/></text:p>
      <text:list xml:id="list1568027944794417535" text:style-name="L2">
        <text:list-item>
          <text:p text:style-name="P1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</text:span></text:p>
        </text:list-item>
        <text:list-item>
          <text:p text:style-name="P19">Baixem al taller per comentar el funcionament i la connexió del pont de manómetres. Comentem els components del simulador de fred.</text:p>
        </text:list-item>
      </text:list>
      <text:p text:style-name="P10"/>
      <text:p text:style-name="P10"/>
      <text:p text:style-name="P7">Di<text:span text:style-name="T4">jous<text:tab/></text:span><text:tab/>2<text:span text:style-name="T5">5</text:span>/09/2<text:span text:style-name="T5">5</text:span></text:p>
      <text:p text:style-name="P4"><text:s/></text:p>
      <text:list xml:id="list8475737185967185886" text:style-name="L3">
        <text:list-item>
          <text:p text:style-name="P2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20">Comentat exercici 1.3-1</text:p>
        </text:list-item>
      </text:list>
      <text:p text:style-name="P11"/>
      <text:p text:style-name="P11"/>
      <text:p text:style-name="P7">Di<text:span text:style-name="T4">vendres<text:tab/></text:span>2<text:span text:style-name="T5">6</text:span>/09/2<text:span text:style-name="T5">5</text:span></text:p>
      <text:p text:style-name="P4"><text:s/></text:p>
      <text:list xml:id="list7483400686014105807" text:style-name="L4">
        <text:list-item>
          <text:p text:style-name="P21">Publicat codi d'accès al Classroom</text:p>
        </text:list-item>
        <text:list-item>
          <text:p text:style-name="P25">Treball autònom tasca 1</text:p>
        </text:list-item>
        <text:list-item>
          <text:p text:style-name="P2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12"/>
      <text:p text:style-name="P12"><text:s/></text:p>
      <text:p text:style-name="P8">Di<text:span text:style-name="T3">marts</text:span><text:tab/><text:span text:style-name="T6">30</text:span>/09/2<text:span text:style-name="T5">5</text:span></text:p>
      <text:p text:style-name="P8"/>
      <text:p text:style-name="P5">Baixem al taller, comencem amb <text:a xlink:type="simple" xlink:href="https://paulinoposada.github.io/web_fred/web_fred_25_26/GM/web_documents/apunts.html">pràctica soldadura tova</text:a>.</text:p>
      <text:p text:style-name="P5"/>
      <text:p text:style-name="P5"/>
      <text:p text:style-name="P9">Di<text:span text:style-name="T3">mecres</text:span><text:tab/><text:span text:style-name="T7">01</text:span>/<text:span text:style-name="T7">10</text:span>/2<text:span text:style-name="T5">5</text:span></text:p>
      <text:p text:style-name="P9"/>
      <text:p text:style-name="P14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14"/>
      <text:p text:style-name="P14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72455000184728" text:continue-numbering="true" text:style-name="L4">
        <text:list-item>
          <text:p text:style-name="P2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72454924723167" text:continue-numbering="true" text:style-name="L4">
        <text:list-item>
          <text:p text:style-name="P2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07T07:24:53.526429454</dc:date>
    <meta:editing-duration>PT2H6M12S</meta:editing-duration>
    <meta:editing-cycles>199</meta:editing-cycles>
    <meta:document-statistic meta:table-count="0" meta:image-count="0" meta:object-count="0" meta:page-count="1" meta:paragraph-count="28" meta:word-count="153" meta:character-count="994" meta:non-whitespace-character-count="869"/>
  </office:meta>
</office:document-meta>
</file>